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ítulo: La Importancia del Diseño Visual en las Redes Sociales</text:p>
      <text:p text:style-name="Standard"/>
      <text:p text:style-name="Standard">Introducción:</text:p>
      <text:p text:style-name="Standard">En la era de las redes sociales, el diseño visual se ha convertido en una herramienta fundamental para captar la atención y destacar en plataformas como Instagram, Facebook y Twitter. En este artículo, exploraremos la importancia del diseño visual en las redes sociales y cómo puede influir en el éxito de tu presencia en línea. Desde la coherencia visual hasta la creatividad en el diseño de contenido, descubrirás cómo aprovechar al máximo el diseño para atraer y retener a tu audiencia en las redes sociales. Además, te presentaremos perfiles de Instagram con un excelente diseño visual que te servirán como guía inspiradora.</text:p>
      <text:p text:style-name="Standard"/>
      <text:p text:style-name="Standard">1. Genera una primera impresión impactante:</text:p>
      <text:p text:style-name="Standard">El diseño visual de tu perfil en redes sociales es la primera impresión que los usuarios tienen de tu marca. Utiliza imágenes y gráficos atractivos que reflejen la identidad de tu marca y capten la atención de los usuarios en un vistazo. Ejemplo: @exampleprofile1.</text:p>
      <text:p text:style-name="Standard"/>
      <text:p text:style-name="Standard">2. Crea una identidad visual coherente:</text:p>
      <text:p text:style-name="Standard">La coherencia visual es clave para fortalecer la presencia de tu marca en las redes sociales. Utiliza una paleta de colores consistente, tipografías complementarias y elementos visuales recurrentes que refuercen tu identidad. Esto ayudará a tu audiencia a reconocerte y asociarte con facilidad. Ejemplo: @exampleprofile2.</text:p>
      <text:p text:style-name="Standard"/>
      <text:p text:style-name="Standard">3. Destaca con contenido visualmente atractivo:</text:p>
      <text:p text:style-name="Standard">En las redes sociales, el contenido visual se comparte y se consume rápidamente. Utiliza imágenes y videos atractivos, creativos y de alta calidad que llamen la atención de tu audiencia y generen interacción. Agrega elementos visuales como infografías, citas inspiradoras o diseños gráficos que complementen tu mensaje. Ejemplo: @exampleprofile3.</text:p>
      <text:p text:style-name="Standard"/>
      <text:p text:style-name="Standard">4. Utiliza un diseño adaptado a cada plataforma:</text:p>
      <text:p text:style-name="Standard">Cada red social tiene sus propias características y requisitos de diseño. Asegúrate de adaptar tus diseños a cada plataforma, considerando el tamaño de las imágenes, el formato de los videos y los aspectos visuales específicos de cada red social. Esto garantizará que tu contenido se vea de manera óptima y profesional. Ejemplo: @exampleprofile4.</text:p>
      <text:p text:style-name="Standard"/>
      <text:p text:style-name="Standard">5. Incorpora elementos de branding en tus publicaciones:</text:p>
      <text:p text:style-name="Standard">Aprovecha el diseño visual para integrar elementos de branding en tus publicaciones en redes sociales. Agrega tu logotipo, colores de marca o elementos gráficos distintivos que identifiquen fácilmente tu contenido como parte de tu marca. Esto contribuirá a fortalecer la imagen y el reconocimiento de tu marca. Ejemplo: @exampleprofile5.</text:p>
      <text:p text:style-name="Standard"/>
      <text:p text:style-name="Standard">6. Experimenta con diferentes formatos y estilos:</text:p>
      <text:p text:style-name="Standard">El diseño visual en las redes sociales es una oportunidad para ser creativo y probar diferentes formatos y estilos. Experimenta con videos cortos, carruseles de imágenes, animaciones simples o diseños innovadores que se destaquen en el feed de tus seguidores. Ejemplo: @exampleprofile6.</text:p>
      <text:p text:style-name="Standard"/>
      <text:p text:style-name="Standard">7. Mantente al día con las tendencias visuales:</text:p>
      <text:p text:style-name="Standard">Las redes sociales están en constante evolución, y las tendencias visuales también cambian rápidamente. Sigue perfiles y hashtags relevantes para estar al tanto de las últimas tendencias en diseño visual en las redes sociales. Ejemplo: @exampleprofile7.</text:p>
      <text:p text:style-name="Standard"/>
      <text:p text:style-name="Standard">Perfiles de Instagram con buen diseño visual para inspirarte:</text:p>
      <text:p text:style-name="Standard"/>
      <text:p text:style-name="Standard"><text:soft-page-break/>1. @design</text:p>
      <text:p text:style-name="Standard"/>
      <text:p text:style-name="Standard">spiration: Una fuente de inspiración diaria con diseños gráficos creativos y diversas categorías de diseño.</text:p>
      <text:p text:style-name="Standard">2. @dribbble: Muestra de diseños de alta calidad en diferentes categorías, desde diseño de aplicaciones hasta ilustraciones y diseño de logotipos.</text:p>
      <text:p text:style-name="Standard">3. @adobe: Cuenta oficial de Adobe, que comparte trabajos destacados de creativos de todo el mundo y consejos de diseño.</text:p>
      <text:p text:style-name="Standard">4. @canva: Ofrece plantillas y diseños inspiradores para crear contenido visual impactante en las redes sociales.</text:p>
      <text:p text:style-name="Standard">5. @designmilk: Presenta una amplia gama de diseños creativos y contemporáneos, desde arquitectura hasta diseño de interiores y más.</text:p>
      <text:p text:style-name="Standard"/>
      <text:p text:style-name="Standard">Conclusión:</text:p>
      <text:p text:style-name="Standard">El diseño visual desempeña un papel fundamental en el éxito de tu presencia en las redes sociales. Aprovecha la oportunidad de generar una primera impresión impactante, crear una identidad visual coherente, destacar con contenido visualmente atractivo y adaptar tus diseños a cada plataforma. No temas experimentar con diferentes formatos y estilos, y mantente al tanto de las tendencias visuales en las redes sociales. Inspírate en perfiles de Instagram con buen diseño visual y encuentra tu propia voz creativa en el mundo digital. ¡El diseño visual efectivo en las redes sociales puede marcar la diferencia en la forma en que tu marca se conecta y se destaca en líne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style:rfc-language-tag="es-419" fo:language="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es-419" fo:language="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8T12:55:18.023000000</meta:creation-date>
    <dc:date>2023-05-18T13:26:22.435000000</dc:date>
    <meta:editing-duration>PT31M4S</meta:editing-duration>
    <meta:editing-cycles>6</meta:editing-cycles>
    <meta:generator>LibreOffice/7.5.0.3$Windows_X86_64 LibreOffice_project/c21113d003cd3efa8c53188764377a8272d9d6de</meta:generator>
    <meta:document-statistic meta:table-count="0" meta:image-count="0" meta:object-count="0" meta:page-count="2" meta:paragraph-count="26" meta:word-count="691" meta:character-count="4556" meta:non-whitespace-character-count="3891"/>
  </office:meta>
</office:document-meta>
</file>